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0d0bc5" officeooo:paragraph-rsid="000d0bc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fo:font-weight="normal" officeooo:rsid="000d0bc5" officeooo:paragraph-rsid="000d0bc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d0bc5" officeooo:paragraph-rsid="000d0bc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Mono PS" fo:font-size="10pt" fo:font-weight="normal" officeooo:rsid="000d0bc5" officeooo:paragraph-rsid="000d0bc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e6632" officeooo:paragraph-rsid="000d0bc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12pt" fo:font-weight="normal" officeooo:rsid="000e6632" officeooo:paragraph-rsid="000e66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e6632" officeooo:paragraph-rsid="000e663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Mono PS" fo:font-size="10pt" fo:font-weight="normal" officeooo:rsid="000e6632" officeooo:paragraph-rsid="000e663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oto Sans" fo:font-size="16pt" fo:font-weight="normal" officeooo:rsid="000e6632" officeooo:paragraph-rsid="000e66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Noto Sans" fo:font-size="16pt" fo:font-weight="bold" officeooo:rsid="000e6632" officeooo:paragraph-rsid="000e663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f00d2" officeooo:paragraph-rsid="000e663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" fo:font-size="12pt" fo:font-weight="normal" officeooo:rsid="000f00d2" officeooo:paragraph-rsid="000f00d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f00d2" officeooo:paragraph-rsid="000f00d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Noto Sans" fo:font-size="16pt" fo:font-weight="bold" officeooo:rsid="000f00d2" officeooo:paragraph-rsid="000f00d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" fo:font-size="12pt" fo:font-weight="bold" officeooo:rsid="000f00d2" officeooo:paragraph-rsid="000f00d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" fo:font-size="12pt" fo:font-weight="normal" officeooo:rsid="000f9c3a" officeooo:paragraph-rsid="000f9c3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Mono PS" fo:font-size="12pt" fo:font-weight="normal" officeooo:rsid="000f9c3a" officeooo:paragraph-rsid="000f9c3a" style:font-size-asian="10.5pt" style:font-weight-asian="normal" style:font-size-complex="12pt" style:font-weight-complex="normal"/>
    </style:style>
    <style:style style:name="T1" style:family="text">
      <style:text-properties style:font-name="Nimbus Mono PS"/>
    </style:style>
    <style:style style:name="T2" style:family="text">
      <style:text-properties fo:font-size="10pt"/>
    </style:style>
    <style:style style:name="T3" style:family="text">
      <style:text-properties officeooo:rsid="000e6632"/>
    </style:style>
    <style:style style:name="T4" style:family="text">
      <style:text-properties style:font-name="Nimbus Mono PS" officeooo:rsid="000e6632"/>
    </style:style>
    <style:style style:name="T5" style:family="text">
      <style:text-properties style:font-name="Nimbus Mono PS" officeooo:rsid="000f00d2"/>
    </style:style>
    <style:style style:name="T6" style:family="text">
      <style:text-properties officeooo:rsid="000f9c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1">Mark the following statements as True or False</text:p>
      <text:p text:style-name="P2"/>
      <text:p text:style-name="P2">1. Offically. Python was made avaliable to the public in 1989</text:p>
      <text:p text:style-name="P2"/>
      <text:p text:style-name="P2"><text:tab/><text:span text:style-name="T1">False</text:span></text:p>
      <text:p text:style-name="P3"><text:tab/><text:tab/><text:span text:style-name="T2">1995</text:span></text:p>
      <text:p text:style-name="P4"/>
      <text:p text:style-name="P2"/>
      <text:p text:style-name="P2">2. Python is a case senstive language</text:p>
      <text:p text:style-name="P2"/>
      <text:p text:style-name="P2"><text:tab/><text:span text:style-name="T1">True</text:span></text:p>
      <text:p text:style-name="P3"/>
      <text:p text:style-name="P2"/>
      <text:p text:style-name="P2">3. In Script Mode Programming the code is written in a text file and then the file is executed in batch using the python interpeter</text:p>
      <text:p text:style-name="P2"/>
      <text:p text:style-name="P2"><text:tab/><text:span text:style-name="T1">True</text:span></text:p>
      <text:p text:style-name="P3"/>
      <text:p text:style-name="P2"/>
      <text:p text:style-name="P2">4. Python can be treated in a procedural way, an object oriented way, or a functional way</text:p>
      <text:p text:style-name="P2"/>
      <text:p text:style-name="P2"><text:tab/><text:span text:style-name="T1">True</text:span></text:p>
      <text:p text:style-name="P3"/>
      <text:p text:style-name="P3"/>
      <text:p text:style-name="P2">5. Python supports both single-line and multi-line comments</text:p>
      <text:p text:style-name="P2"/>
      <text:p text:style-name="P2"><text:tab/><text:span text:style-name="T1">True</text:span></text:p>
      <text:p text:style-name="P3"/>
      <text:p text:style-name="P3"/>
      <text:p text:style-name="P2">6. Python is an interperted language</text:p>
      <text:p text:style-name="P2"/>
      <text:p text:style-name="P2"><text:tab/><text:span text:style-name="T1">True</text:span></text:p>
      <text:p text:style-name="P3"/>
      <text:p text:style-name="P2"/>
      <text:p text:style-name="P2">7. Python doesn’t offer a sperate way to write multiline comments</text:p>
      <text:p text:style-name="P2"/>
      <text:p text:style-name="P2"><text:tab/><text:span text:style-name="T1">True</text:span></text:p>
      <text:p text:style-name="P3"/>
      <text:p text:style-name="P3"/>
      <text:p text:style-name="P2">8. Multi-line comments are often used for documenting functions and others</text:p>
      <text:p text:style-name="P2"><text:soft-page-break/></text:p>
      <text:p text:style-name="P2"><text:tab/><text:span text:style-name="T1">True</text:span></text:p>
      <text:p text:style-name="P3"/>
      <text:p text:style-name="P3"/>
      <text:p text:style-name="P2"/>
      <text:p text:style-name="P2">9. Python indentation tells the Python interpeter that the group of statements that belongs to a specific block</text:p>
      <text:p text:style-name="P2"/>
      <text:p text:style-name="P2"><text:tab/><text:span text:style-name="T1">True</text:span></text:p>
      <text:p text:style-name="P3"/>
      <text:p text:style-name="P3"/>
      <text:p text:style-name="P2"/>
      <text:p text:style-name="P2">10. Python does have main method like java</text:p>
      <text:p text:style-name="P2"/>
      <text:p text:style-name="P2"><text:tab/><text:span text:style-name="T1">True</text:span></text:p>
      <text:p text:style-name="P3"/>
      <text:p text:style-name="P3"/>
      <text:p text:style-name="P2"/>
      <text:p text:style-name="P2">11. In Python lanaguages like java and C, it must end with a semi-colon</text:p>
      <text:p text:style-name="P2"/>
      <text:p text:style-name="P2"><text:tab/><text:span text:style-name="T1">False</text:span></text:p>
      <text:p text:style-name="P3"/>
      <text:p text:style-name="P3"/>
      <text:p text:style-name="P2"/>
      <text:p text:style-name="P2">12. Most Python style guides <text:span text:style-name="T3">doesn’t recommend have mulitple statements in the same line</text:span></text:p>
      <text:p text:style-name="P2"/>
      <text:p text:style-name="P2"><text:tab/><text:span text:style-name="T4">True</text:span></text:p>
      <text:p text:style-name="P5"/>
      <text:p text:style-name="P5"/>
      <text:p text:style-name="P6">13. As in other programming languages like C or Java, Python uses braces to define a block of code</text:p>
      <text:p text:style-name="P6"/>
      <text:p text:style-name="P6"><text:tab/><text:span text:style-name="T1">False</text:span></text:p>
      <text:p text:style-name="P7"><text:tab/><text:tab/><text:span text:style-name="T2">it uses indentation</text:span></text:p>
      <text:p text:style-name="P8"/>
      <text:p text:style-name="P7"/>
      <text:p text:style-name="P6"/>
      <text:p text:style-name="P6">14. The docstring comments shouild appear just after the declaration</text:p>
      <text:p text:style-name="P6"/>
      <text:p text:style-name="P6"><text:tab/><text:span text:style-name="T1">True</text:span></text:p>
      <text:p text:style-name="P7"/>
      <text:p text:style-name="P7"><text:soft-page-break/></text:p>
      <text:p text:style-name="P6">15. pip is a pakcages management system…</text:p>
      <text:p text:style-name="P6"><text:tab/></text:p>
      <text:p text:style-name="P6"><text:tab/><text:span text:style-name="T1">True</text:span></text:p>
      <text:p text:style-name="P7"/>
      <text:p text:style-name="P7"/>
      <text:p text:style-name="P6">16. Python statements ends with the token newline character</text:p>
      <text:p text:style-name="P6"/>
      <text:p text:style-name="P6"><text:tab/><text:span text:style-name="T1">True</text:span></text:p>
      <text:p text:style-name="P7"/>
      <text:p text:style-name="P7"/>
      <text:p text:style-name="P6">17. we can extend the statements over multiline using the line continuatoin character</text:p>
      <text:p text:style-name="P6"/>
      <text:p text:style-name="P6"><text:tab/><text:span text:style-name="T1">if this is what you mean ‘\’ then True</text:span></text:p>
      <text:p text:style-name="P7"/>
      <text:p text:style-name="P7"/>
      <text:p text:style-name="P9"/>
      <text:p text:style-name="P9"/>
      <text:p text:style-name="P9"/>
      <text:p text:style-name="P9"/>
      <text:p text:style-name="P10">Q2</text:p>
      <text:p text:style-name="P10">Choose the correct answer from the following multiple choices</text:p>
      <text:p text:style-name="P10"/>
      <text:p text:style-name="P10"/>
      <text:p text:style-name="P6">1. We can use any text editing software to write a python script file, we just need to put the extension to …</text:p>
      <text:p text:style-name="P6"/>
      <text:p text:style-name="P6"><text:tab/><text:span text:style-name="T1">.py</text:span></text:p>
      <text:p text:style-name="P7"/>
      <text:p text:style-name="P7"/>
      <text:p text:style-name="P6">2. Popular Python IDE in 2023</text:p>
      <text:p text:style-name="P6"/>
      <text:p text:style-name="P6"><text:tab/><text:span text:style-name="T1">PyCharm </text:span></text:p>
      <text:p text:style-name="P7"/>
      <text:p text:style-name="P7"/>
      <text:p text:style-name="P6">3. Python works on different platforms</text:p>
      <text:p text:style-name="P6"/>
      <text:p text:style-name="P6"><text:tab/><text:span text:style-name="T1">it even runs on a potato</text:span></text:p>
      <text:p text:style-name="P7"><text:soft-page-break/></text:p>
      <text:p text:style-name="P6">4. Officially, Python was mase avaliable to the public in</text:p>
      <text:p text:style-name="P6"/>
      <text:p text:style-name="P6"><text:tab/><text:span text:style-name="T1">1990</text:span></text:p>
      <text:p text:style-name="P7"/>
      <text:p text:style-name="P7"/>
      <text:p text:style-name="P6">5. Python statement ends with the token</text:p>
      <text:p text:style-name="P6"/>
      <text:p text:style-name="P6"><text:tab/><text:span text:style-name="T1">\n</text:span></text:p>
      <text:p text:style-name="P7"/>
      <text:p text:style-name="P6">6. Comments in Python are written as</text:p>
      <text:p text:style-name="P6"/>
      <text:p text:style-name="P6"><text:tab/><text:span text:style-name="T1">#</text:span></text:p>
      <text:p text:style-name="P7"/>
      <text:p text:style-name="P6">7. We can extend the statement over multiline using</text:p>
      <text:p text:style-name="P6"/>
      <text:p text:style-name="P6"><text:tab/><text:span text:style-name="T1">\</text:span></text:p>
      <text:p text:style-name="P7"/>
      <text:p text:style-name="P6">8. In Python, strings in the print() function…</text:p>
      <text:p text:style-name="P6"><text:tab/></text:p>
      <text:p text:style-name="P6"><text:tab/><text:span text:style-name="T1">‘</text:span></text:p>
      <text:p text:style-name="P7"><text:tab/>“</text:p>
      <text:p text:style-name="P7"><text:tab/>‘’’</text:p>
      <text:p text:style-name="P7"><text:tab/>“””</text:p>
      <text:p text:style-name="P7"/>
      <text:p text:style-name="P6">9. Python was developed by Guido Van Rossum in ….</text:p>
      <text:p text:style-name="P6"/>
      <text:p text:style-name="P6"><text:tab/><text:span text:style-name="T1">1991</text:span></text:p>
      <text:p text:style-name="P7"/>
      <text:p text:style-name="P7"/>
      <text:p text:style-name="P6">10. Python is known for its general-purpose…</text:p>
      <text:p text:style-name="P6"/>
      <text:p text:style-name="P6"><text:tab/><text:span text:style-name="T5">IoT</text:span></text:p>
      <text:p text:style-name="P11"><text:tab/>Machine Learning</text:p>
      <text:p text:style-name="P11"><text:tab/>AI</text:p>
      <text:p text:style-name="P11"/>
      <text:p text:style-name="P12"/>
      <text:p text:style-name="P12">11. In Python we can add multipl estatements in a single line using</text:p>
      <text:p text:style-name="P12"/>
      <text:p text:style-name="P12"><text:tab/><text:span text:style-name="T1">;</text:span></text:p>
      <text:p text:style-name="P13"/>
      <text:p text:style-name="P12">12. Different modes for executing Python program</text:p>
      <text:p text:style-name="P12"><text:soft-page-break/></text:p>
      <text:p text:style-name="P12"><text:tab/><text:span text:style-name="T1">Script Mode Programming</text:span></text:p>
      <text:p text:style-name="P13"/>
      <text:p text:style-name="P13"/>
      <text:p text:style-name="P12">13. In …. commands are executes line by line</text:p>
      <text:p text:style-name="P12"/>
      <text:p text:style-name="P12"><text:tab/><text:span text:style-name="T1">Script Mode Programming</text:span></text:p>
      <text:p text:style-name="P13"/>
      <text:p text:style-name="P12"/>
      <text:p text:style-name="P12">14. Python indentation makes the code look</text:p>
      <text:p text:style-name="P12"/>
      <text:p text:style-name="P12"><text:tab/><text:span text:style-name="T1">Neat </text:span></text:p>
      <text:p text:style-name="P13"><text:tab/>Clean</text:p>
      <text:p text:style-name="P13"><text:tab/>More readable</text:p>
      <text:p text:style-name="P13"/>
      <text:p text:style-name="P12"/>
      <text:p text:style-name="P12">15. Python can use … to denote the code block</text:p>
      <text:p text:style-name="P12"/>
      <text:p text:style-name="P12"><text:tab/><text:span text:style-name="T1">indentation</text:span></text:p>
      <text:p text:style-name="P13"/>
      <text:p text:style-name="P12">16. It is a documents that provides information and enhance the programming language…</text:p>
      <text:p text:style-name="P12"/>
      <text:p text:style-name="P12"><text:tab/><text:span text:style-name="T1">PEP</text:span></text:p>
      <text:p text:style-name="P13"/>
      <text:p text:style-name="P12">17. What is the output of the following code fragment</text:p>
      <text:p text:style-name="P12"/>
      <text:p text:style-name="P12"><text:tab/>```</text:p>
      <text:p text:style-name="P12"><text:tab/>print(“new”+”line”)</text:p>
      <text:p text:style-name="P12"><text:tab/>```</text:p>
      <text:p text:style-name="P12"><text:tab/><text:tab/><text:span text:style-name="T1">newline</text:span></text:p>
      <text:p text:style-name="P13"/>
      <text:p text:style-name="P12">18. Which of the following statements prints hello\example\test.txt</text:p>
      <text:p text:style-name="P12"/>
      <text:p text:style-name="P12"><text:tab/><text:span text:style-name="T1">print(“hello\\example\\test.txt”)</text:span></text:p>
      <text:p text:style-name="P13"/>
      <text:p text:style-name="P12">19. The following is displayed by a print function call:</text:p>
      <text:p text:style-name="P12"><text:tab/></text:p>
      <text:p text:style-name="P12"><text:tab/>```</text:p>
      <text:p text:style-name="P12"><text:tab/>tom</text:p>
      <text:p text:style-name="P12"><text:tab/>dick</text:p>
      <text:p text:style-name="P12"><text:tab/>harry</text:p>
      <text:p text:style-name="P12"><text:soft-page-break/><text:tab/>```</text:p>
      <text:p text:style-name="P12"/>
      <text:p text:style-name="P12"><text:tab/><text:tab/><text:span text:style-name="T1">print(“tom\ndick\nharry”)</text:span></text:p>
      <text:p text:style-name="P13"/>
      <text:p text:style-name="P12"/>
      <text:p text:style-name="P12">20. use a multiline string to make a multiline comment</text:p>
      <text:p text:style-name="P12"/>
      <text:p text:style-name="P12"><text:tab/><text:span text:style-name="T1">“””this is a comment</text:span></text:p>
      <text:p text:style-name="P13"><text:tab/>written in </text:p>
      <text:p text:style-name="P13"><text:tab/>more than one line</text:p>
      <text:p text:style-name="P13"><text:tab/>“””</text:p>
      <text:p text:style-name="P13"/>
      <text:p text:style-name="P13"/>
      <text:p text:style-name="P12">21. Insert the missing part</text:p>
      <text:p text:style-name="P12"/>
      <text:p text:style-name="P12"><text:tab/>```</text:p>
      <text:p text:style-name="P12"><text:tab/>….(“Hello World”)</text:p>
      <text:p text:style-name="P12"><text:tab/>```</text:p>
      <text:p text:style-name="P12"/>
      <text:p text:style-name="P12"><text:tab/><text:tab/><text:span text:style-name="T1">print</text:span></text:p>
      <text:p text:style-name="P13"/>
      <text:p text:style-name="P12">22. Which of the following is not valid way to comment in python</text:p>
      <text:p text:style-name="P12"/>
      <text:p text:style-name="P12"><text:tab/><text:span text:style-name="T1">// this is a comment</text:span></text:p>
      <text:p text:style-name="P13"/>
      <text:p text:style-name="P13"/>
      <text:p text:style-name="P12">23. In Python we can extend the statement over multiple lines using</text:p>
      <text:p text:style-name="P12"/>
      <text:p text:style-name="P12"><text:tab/><text:span text:style-name="T1">()</text:span></text:p>
      <text:p text:style-name="P13"/>
      <text:p text:style-name="P12">24. Docstring comments describe Python</text:p>
      <text:p text:style-name="P12"/>
      <text:p text:style-name="P12"><text:tab/><text:span text:style-name="T1">Class</text:span></text:p>
      <text:p text:style-name="P13"><text:tab/>Functions</text:p>
      <text:p text:style-name="P13"/>
      <text:p text:style-name="P12">25. Select which is the right for Docstring comments in Python</text:p>
      <text:p text:style-name="P12"/>
      <text:p text:style-name="P12"><text:tab/><text:span text:style-name="T1">All of them </text:span></text:p>
      <text:p text:style-name="P13"/>
      <text:p text:style-name="P12">26. String in print() output function can also start/end with</text:p>
      <text:p text:style-name="P12"/>
      <text:p text:style-name="P12"><text:tab/><text:span text:style-name="T1">A and B</text:span></text:p>
      <text:p text:style-name="P13"><text:soft-page-break/></text:p>
      <text:p text:style-name="P14">Q3</text:p>
      <text:p text:style-name="P14">Do these programming Exercises with Python languages to</text:p>
      <text:p text:style-name="P14"/>
      <text:p text:style-name="P15"/>
      <text:p text:style-name="P12">1. Make a Python program that prints your name</text:p>
      <text:p text:style-name="P12"/>
      <text:p text:style-name="P13"><text:tab/>```</text:p>
      <text:p text:style-name="P13"><text:tab/>print(“abdullah”)</text:p>
      <text:p text:style-name="P13"><text:tab/>```</text:p>
      <text:p text:style-name="P12"/>
      <text:p text:style-name="P12">2. Write Python program that print the following output</text:p>
      <text:p text:style-name="P12"/>
      <text:p text:style-name="P12"><text:tab/>```</text:p>
      <text:p text:style-name="P12">*******************************</text:p>
      <text:p text:style-name="P12">* Programming Assignment 1 <text:s text:c="9"/>*</text:p>
      <text:p text:style-name="P12">* Computer Programming 1 <text:s text:c="12"/>*</text:p>
      <text:p text:style-name="P12">* Author: ?? <text:s text:c="42"/>*</text:p>
      <text:p text:style-name="P12">* Due Date: Thursday, Jan, 24 <text:s text:c="10"/>*</text:p>
      <text:p text:style-name="P12">*******************************</text:p>
      <text:p text:style-name="P12"><text:tab/>```</text:p>
      <text:p text:style-name="P13"/>
      <text:p text:style-name="P13"/>
      <text:p text:style-name="P13"><text:tab/>```</text:p>
      <text:p text:style-name="P13"><text:tab/><text:span text:style-name="T6">print(“****************”)</text:span></text:p>
      <text:p text:style-name="P13"><text:tab/><text:span text:style-name="T6">print(“* Programming Assignment 1 *”)</text:span></text:p>
      <text:p text:style-name="P13"><text:tab/><text:span text:style-name="T6">print(“* Computer Programming 1 *”)</text:span></text:p>
      <text:p text:style-name="P13"><text:tab/><text:span text:style-name="T6">print(“* Author: ?? *”)</text:span></text:p>
      <text:p text:style-name="P13"><text:tab/><text:span text:style-name="T6">print(“* Due Date: Thursdat, Jan, 24 *”)</text:span></text:p>
      <text:p text:style-name="P13"><text:tab/><text:span text:style-name="T6">```</text:span></text:p>
      <text:p text:style-name="P13"/>
      <text:p text:style-name="P12"/>
      <text:p text:style-name="P16">3. Write Python program to print small C.V like this</text:p>
      <text:p text:style-name="P16"/>
      <text:p text:style-name="P16"><text:tab/>```</text:p>
      <text:p text:style-name="P16"><text:tab/>******************</text:p>
      <text:p text:style-name="P16"><text:tab/>Name: Abdullah Albanna</text:p>
      <text:p text:style-name="P16"><text:tab/>==================</text:p>
      <text:p text:style-name="P16"><text:tab/>Age: 23</text:p>
      <text:p text:style-name="P16"><text:tab/>==================</text:p>
      <text:p text:style-name="P16"><text:tab/>Email: abdullah@albannatech.com</text:p>
      <text:p text:style-name="P16"><text:tab/>```</text:p>
      <text:p text:style-name="P16"><text:soft-page-break/></text:p>
      <text:p text:style-name="P16"><text:tab/><text:span text:style-name="T1">```</text:span></text:p>
      <text:p text:style-name="P17"><text:tab/>print(“********************”)</text:p>
      <text:p text:style-name="P17"><text:tab/>print(“Name: Abdullah Albanna”)</text:p>
      <text:p text:style-name="P17"><text:tab/>print(“=====================”)</text:p>
      <text:p text:style-name="P17"><text:tab/>print(“Age: 23”)</text:p>
      <text:p text:style-name="P17"><text:tab/>print(“=====================”)</text:p>
      <text:p text:style-name="P17"><text:tab/>print(“Email: abdullah@albannatech.com”)</text:p>
      <text:p text:style-name="P17"><text:tab/>```</text:p>
      <text:p text:style-name="P17"/>
      <text:p text:style-name="P16"/>
      <text:p text:style-name="P16">4. Write Python <text:s/>program that print ….</text:p>
      <text:p text:style-name="P16"/>
      <text:p text:style-name="P16"><text:tab/><text:span text:style-name="T1">```</text:span></text:p>
      <text:p text:style-name="P17"><text:tab/>print(“----------------------------------------”)</text:p>
      <text:p text:style-name="P17"><text:tab/>print(“| Num <text:s/>| Name <text:s/>| C++ | English | Arabic | Math | Sum | Average |”)</text:p>
      <text:p text:style-name="P17"><text:tab/>print(“| 1 <text:s text:c="3"/>| Ali <text:s text:c="2"/>| 99 <text:s/>| <text:s/>98 <text:s text:c="4"/>| <text:s/>99 <text:s text:c="3"/>| <text:s/>96 <text:s/>| 293 | <text:s/>98 <text:s/>|”)</text:p>
      <text:p text:style-name="P17"><text:tab/>print(“| 2 <text:s text:c="3"/>| Kram <text:s/>| 88 <text:s/>| <text:s text:c="2"/>87 <text:s text:c="3"/>| <text:s/>90 <text:s text:c="3"/>| <text:s/>70 <text:s/>| 335 | <text:s/>83.75 |”)</text:p>
      <text:p text:style-name="P17"><text:tab/>print(“| 3 <text:s text:c="3"/>| Ahmed | 90 <text:s/>| <text:s/>67 <text:s text:c="4"/>| <text:s/>99 <text:s text:c="3"/>| <text:s/>92 <text:s/>| 392 | <text:s/>87 |”)</text:p>
      <text:p text:style-name="P17"><text:tab/>print(“------------------------------------------”)</text:p>
      <text:p text:style-name="P17"><text:tab/>```</text:p>
      <text:p text:style-name="P17"/>
      <text:p text:style-name="P17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3:37:32.248229780</meta:creation-date>
    <dc:date>2025-04-17T14:26:59.514932010</dc:date>
    <meta:editing-duration>PT9M19S</meta:editing-duration>
    <meta:editing-cycles>1</meta:editing-cycles>
    <meta:document-statistic meta:table-count="0" meta:image-count="0" meta:object-count="0" meta:page-count="8" meta:paragraph-count="165" meta:word-count="771" meta:character-count="4714" meta:non-whitespace-character-count="3864"/>
    <meta:generator>LibreOffice/25.2.1.2$Linux_X86_64 LibreOffice_project/520$Build-2</meta:generator>
  </office:meta>
</office:document-meta>
</file>